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style:font-face style:name="Liberation Serif" svg:font-family="Liberation Serif"/>
    <style:font-face style:name="FreeMono" svg:font-family="Free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text" style:name="T3" style:display-name="T3">
      <style:text-properties fo:color="#000000" style:font-name="FreeMono" fo:font-size="12pt" fo:language="en" fo:country="US" fo:font-weight="normal"/>
    </style:style>
    <style:style style:family="text" style:name="T4" style:display-name="T4">
      <style:text-properties style:font-name="Liberation Serif" fo:font-size="12pt" fo:language="en" fo:country="US" fo:font-weight="bold"/>
    </style:style>
    <style:style style:family="paragraph" style:name="P9" style:display-name="P9" style:parent-style-name="Normal">
      <style:paragraph-properties fo:text-indent="0in" fo:margin-left="0.5000in" fo:margin-right="0in"/>
    </style:style>
    <style:style style:family="paragraph" style:name="P20" style:display-name="P20" style:list-style-name="L9">
      <style:paragraph-properties fo:text-align="left" fo:text-indent="0.000000cm" fo:line-height="100%" fo:margin-left="2.063750cm" fo:margin-right="0.0000in" fo:margin-top="0.0000in" fo:margin-bottom="0.0000in" style:writing-mode="lr"/>
    </style:style>
    <style:style style:family="paragraph" style:name="P21" style:display-name="P21" style:list-style-name="L10">
      <style:paragraph-properties fo:text-align="left" fo:text-indent="0.000000cm" fo:line-height="100%" fo:margin-left="2.097278cm" fo:margin-right="0.0000in" fo:margin-top="0.0000in" fo:margin-bottom="0.0000in" style:writing-mode="lr"/>
    </style:style>
    <style:style style:family="paragraph" style:name="P22" style:display-name="P22" style:list-style-name="L11">
      <style:paragraph-properties fo:text-align="left" fo:text-indent="0.000000cm" fo:line-height="100%" fo:margin-left="2.099056cm" fo:margin-right="0.0000in" fo:margin-top="0.0000in" fo:margin-bottom="0.0000in" style:writing-mode="lr"/>
    </style:style>
    <style:style style:family="paragraph" style:name="P23" style:display-name="P23" style:parent-style-name="Normal">
      <style:paragraph-properties fo:text-align="left" fo:text-indent="0.0000in" fo:line-height="100%" fo:margin-left="0.8125in" fo:margin-right="0.0000in" fo:margin-top="0.0000in" fo:margin-bottom="0.0000in" style:writing-mode="lr"/>
    </style:style>
    <style:style style:family="paragraph" style:name="P24" style:display-name="P24" style:list-style-name="L12">
      <style:paragraph-properties fo:text-align="left" fo:text-indent="0.000000cm" fo:line-height="100%" fo:margin-left="1.303528cm" fo:margin-right="0.0000in" fo:margin-top="0.0000in" fo:margin-bottom="0.0000in" style:writing-mode="lr"/>
    </style:style>
    <style:style style:family="paragraph" style:name="P25" style:display-name="P25" style:list-style-name="L13">
      <style:paragraph-properties fo:text-align="left" fo:text-indent="0.000000cm" fo:line-height="100%" fo:margin-left="1.303528cm" fo:margin-right="0.0000in" fo:margin-top="0.0000in" fo:margin-bottom="0.0000in" style:writing-mode="lr"/>
    </style:style>
    <style:style style:family="paragraph" style:name="P26" style:display-name="P26" style:parent-style-name="Normal">
      <style:text-properties fo:color="#000000" style:font-name="Liberation Serif" fo:font-size="12pt" fo:language="en" fo:country="US" fo:font-weight="normal"/>
    </style:style>
    <style:style style:family="paragraph" style:name="P27" style:display-name="P27" style:parent-style-name="Normal">
      <style:paragraph-properties fo:text-align="left" fo:text-indent="0.0000in" fo:line-height="100%" fo:margin-left="0.5000in" fo:margin-right="0.0000in" fo:margin-top="0.0000in" fo:margin-bottom="0.0000in" style:writing-mode="lr"/>
    </style:style>
    <style:style style:family="paragraph" style:name="P28" style:display-name="P28" style:parent-style-name="Normal">
      <style:paragraph-properties fo:text-align="left" fo:text-indent="0.0000in" fo:line-height="100%" fo:margin-left="0.6250in" fo:margin-right="0.0000in" fo:margin-top="0.0000in" fo:margin-bottom="0.0000in" style:writing-mode="lr"/>
    </style:style>
    <style:style style:family="paragraph" style:name="P10" style:display-name="P10" style:list-style-name="L2">
      <style:paragraph-properties fo:text-align="justify" fo:text-indent="0.000000cm" fo:line-height="100%" fo:margin-left="1.303528cm" fo:margin-right="0.0000in" fo:margin-top="0.0000in" fo:margin-bottom="0.0000in" style:writing-mode="lr"/>
    </style:style>
    <style:style style:family="paragraph" style:name="P11" style:display-name="P11" style:list-style-name="L3">
      <style:paragraph-properties fo:text-align="left" fo:text-indent="0.000000cm" fo:line-height="100%" fo:margin-left="1.303528cm" fo:margin-right="0.0000in" fo:margin-top="0.0000in" fo:margin-bottom="0.0000in" style:writing-mode="lr"/>
    </style:style>
    <style:style style:family="paragraph" style:name="P12" style:display-name="P12" style:list-style-name="L4">
      <style:paragraph-properties fo:text-align="left" fo:text-indent="0.000000cm" fo:line-height="100%" fo:margin-left="1.303528cm" fo:margin-right="0.0000in" fo:margin-top="0.0000in" fo:margin-bottom="0.0000in" style:writing-mode="lr"/>
    </style:style>
    <style:style style:family="paragraph" style:name="P13" style:display-name="P13" style:list-style-name="L5">
      <style:paragraph-properties fo:text-align="left" fo:text-indent="0.000000cm" fo:line-height="100%" fo:margin-left="1.303528cm" fo:margin-right="0.0000in" fo:margin-top="0.0000in" fo:margin-bottom="0.0000in" style:writing-mode="lr"/>
    </style:style>
    <style:style style:family="paragraph" style:name="P14" style:display-name="P14" style:parent-style-name="Normal">
      <style:paragraph-properties fo:text-align="left" fo:line-height="100%" fo:margin-right="0.0000in" fo:margin-top="0.0000in" fo:margin-bottom="0.0000in" style:writing-mode="lr"/>
    </style:style>
    <style:style style:family="paragraph" style:name="P15" style:display-name="P15" style:parent-style-name="Normal">
      <style:paragraph-properties fo:text-indent="0in" fo:margin-left="0.1866in" fo:margin-right="0in"/>
      <style:text-properties fo:color="#000000" style:font-name="Liberation Serif" fo:font-size="12pt" fo:language="en" fo:country="US" fo:font-weight="normal"/>
    </style:style>
    <style:style style:family="paragraph" style:name="P16" style:display-name="P16" style:parent-style-name="Normal">
      <style:paragraph-properties fo:text-indent="0in" fo:margin-left="0.5000in" fo:margin-right="0in"/>
      <style:text-properties fo:color="#000000" style:font-name="Liberation Serif" fo:font-size="12pt" fo:language="en" fo:country="US" fo:font-weight="normal"/>
    </style:style>
    <style:style style:family="paragraph" style:name="P17" style:display-name="P17" style:list-style-name="L6">
      <style:paragraph-properties fo:text-align="left" fo:text-indent="0.000000cm" fo:line-height="100%" fo:margin-left="1.303528cm" fo:margin-right="0.0000in" fo:margin-top="0.0000in" fo:margin-bottom="0.0000in" style:writing-mode="lr"/>
    </style:style>
    <style:style style:family="paragraph" style:name="P18" style:display-name="P18" style:list-style-name="L7">
      <style:paragraph-properties fo:text-align="left" fo:text-indent="0.000000cm" fo:line-height="100%" fo:margin-left="1.303528cm" fo:margin-right="0.0000in" fo:margin-top="0.0000in" fo:margin-bottom="0.0000in" style:writing-mode="lr"/>
    </style:style>
    <style:style style:family="paragraph" style:name="P19" style:display-name="P19" style:list-style-name="L8">
      <style:paragraph-properties fo:text-align="left" fo:text-indent="0.000000cm" fo:line-height="100%" fo:margin-left="1.303528cm" fo:margin-right="0.0000in" fo:margin-top="0.0000in" fo:margin-bottom="0.0000in" style:writing-mode="lr"/>
    </style:style>
    <style:style style:family="paragraph" style:name="P1" style:display-name="P1">
      <style:paragraph-properties fo:break-before="page"/>
    </style:style>
    <style:style style:family="paragraph" style:name="P2" style:display-name="P2" style:parent-style-name="Normal">
      <style:paragraph-properties fo:text-align="center"/>
      <style:text-properties style:font-name="Liberation Sans" fo:font-size="16pt" fo:font-weight="bold"/>
    </style:style>
    <style:style style:family="paragraph" style:name="P3" style:display-name="P3" style:parent-style-name="Normal"/>
    <style:style style:family="paragraph" style:name="P4" style:display-name="P4" style:parent-style-name="Normal">
      <style:paragraph-properties fo:text-indent="0in" fo:margin-left="0.1866in" fo:margin-right="0in"/>
    </style:style>
    <style:style style:family="paragraph" style:name="P5" style:display-name="P5" style:parent-style-name="Normal">
      <style:paragraph-properties fo:text-align="justify" fo:text-indent="0in" fo:margin-left="0.5in" fo:margin-right="0in"/>
    </style:style>
    <style:style style:family="paragraph" style:name="P6" style:display-name="P6" style:list-style-name="L1">
      <style:paragraph-properties fo:text-align="justify" fo:text-indent="0.000000cm" fo:margin-left="1.301750cm" fo:margin-right="0in"/>
      <style:text-properties fo:color="#000000" style:font-name="Liberation Serif" fo:font-size="12pt" fo:font-weight="normal"/>
    </style:style>
    <style:style style:family="paragraph" style:name="P7" style:display-name="P7" style:list-style-name="L1">
      <style:paragraph-properties fo:text-align="justify" fo:text-indent="0.000000cm" fo:line-height="100%" fo:margin-left="1.305306cm" fo:margin-right="0.0000in" fo:margin-top="0.0000in" fo:margin-bottom="0.0000in" style:writing-mode="lr"/>
      <style:text-properties style:font-name="Liberation Serif" fo:font-size="12pt" fo:language="en" fo:country="US" fo:font-weight="normal"/>
    </style:style>
    <style:style style:family="paragraph" style:name="P8" style:display-name="P8" style:parent-style-name="Normal">
      <style:paragraph-properties fo:text-align="justify" fo:text-indent="0in" fo:margin-left="0.5in" fo:margin-right="0in"/>
      <style:text-properties fo:color="#000000" style:font-name="Liberation Serif" fo:font-size="12pt" fo:language="en" fo:country="US" fo:font-weight="normal"/>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3">
      <text:list-level-style-bullet text:level="1" text:bullet-char="•">
        <style:list-level-properties fo:text-indent="0.000000cm" text:space-before="0cm" text:min-label-width="0.760222cm" fo:margin-left="1.303528cm"/>
        <style:text-properties style:font-name="FreeSerif"/>
      </text:list-level-style-bullet>
    </text:list-style>
    <text:list-style style:name="L4">
      <text:list-level-style-bullet text:level="1" text:bullet-char="•">
        <style:list-level-properties fo:text-indent="0.000000cm" text:space-before="0cm" text:min-label-width="0.760222cm" fo:margin-left="1.303528cm"/>
        <style:text-properties style:font-name="FreeSerif"/>
      </text:list-level-style-bullet>
    </text:list-style>
    <text:list-style style:name="L5">
      <text:list-level-style-bullet text:level="1" text:bullet-char="•">
        <style:list-level-properties fo:text-indent="0.000000cm" text:space-before="0cm" text:min-label-width="0.760222cm" fo:margin-left="1.303528cm"/>
        <style:text-properties style:font-name="FreeSerif"/>
      </text:list-level-style-bullet>
    </text:list-style>
    <text:list-style style:name="L6">
      <text:list-level-style-bullet text:level="1" text:bullet-char="–">
        <style:list-level-properties fo:text-indent="0.000000cm" text:space-before="0cm" text:min-label-width="0.760222cm" fo:margin-left="1.303528cm"/>
        <style:text-properties style:font-name="FreeSerif"/>
      </text:list-level-style-bullet>
    </text:list-style>
    <text:list-style style:name="L7">
      <text:list-level-style-bullet text:level="1" text:bullet-char="–">
        <style:list-level-properties fo:text-indent="0.000000cm" text:space-before="0cm" text:min-label-width="0.760222cm" fo:margin-left="1.303528cm"/>
        <style:text-properties style:font-name="FreeSerif"/>
      </text:list-level-style-bullet>
    </text:list-style>
    <text:list-style style:name="L8">
      <text:list-level-style-bullet text:level="1" text:bullet-char="–">
        <style:list-level-properties fo:text-indent="0.000000cm" text:space-before="0cm" text:min-label-width="0.760222cm" fo:margin-left="1.303528cm"/>
        <style:text-properties style:font-name="FreeSerif"/>
      </text:list-level-style-bullet>
    </text:list-style>
    <text:list-style style:name="L9">
      <text:list-level-style-bullet text:level="1" text:bullet-char="•">
        <style:list-level-properties fo:text-indent="0.000000cm" text:space-before="0cm" text:min-label-width="0.793750cm" fo:margin-left="2.063750cm"/>
        <style:text-properties style:font-name="FreeSerif"/>
      </text:list-level-style-bullet>
    </text:list-style>
    <text:list-style style:name="L10">
      <text:list-level-style-bullet text:level="1" text:bullet-char="•">
        <style:list-level-properties fo:text-indent="0.000000cm" text:space-before="0cm" text:min-label-width="0.760222cm" fo:margin-left="2.097278cm"/>
        <style:text-properties style:font-name="FreeSerif"/>
      </text:list-level-style-bullet>
    </text:list-style>
    <text:list-style style:name="L11">
      <text:list-level-style-bullet text:level="1" text:bullet-char="•">
        <style:list-level-properties fo:text-indent="0.000000cm" text:space-before="0cm" text:min-label-width="0.758444cm" fo:margin-left="2.099056cm"/>
        <style:text-properties style:font-name="FreeSerif"/>
      </text:list-level-style-bullet>
    </text:list-style>
    <text:list-style style:name="L12">
      <text:list-level-style-bullet text:level="1" text:bullet-char="–">
        <style:list-level-properties fo:text-indent="0.000000cm" text:space-before="0cm" text:min-label-width="0.760222cm" fo:margin-left="1.303528cm"/>
        <style:text-properties style:font-name="FreeSerif"/>
      </text:list-level-style-bullet>
    </text:list-style>
    <text:list-style style:name="L13">
      <text:list-level-style-bullet text:level="1" text:bullet-char="–">
        <style:list-level-properties fo:text-indent="0.000000cm" text:space-before="0cm" text:min-label-width="0.760222cm" fo:margin-left="1.303528cm"/>
        <style:text-properties style:font-name="FreeSerif"/>
      </text:list-level-style-bullet>
    </text:list-style>
    <text:list-style style:name="L1">
      <text:list-level-style-bullet text:level="1" text:bullet-char="•">
        <style:list-level-properties fo:text-indent="0.000000cm" text:space-before="0cm" text:min-label-width="0.762000cm" fo:margin-left="1.301750cm"/>
        <style:text-properties style:font-name="FreeSerif"/>
      </text:list-level-style-bullet>
    </text:list-style>
    <text:list-style style:name="L2">
      <text:list-level-style-bullet text:level="1" text:bullet-char="•">
        <style:list-level-properties fo:text-indent="0.000000cm" text:space-before="0cm" text:min-label-width="0.760222cm" fo:margin-left="1.303528cm"/>
        <style:text-properties style:font-name="FreeSerif"/>
      </text:list-level-style-bullet>
    </text:list-style>
  </office:automatic-styles>
  <office:body>
    <office:text>
      <text:section text:style-name="Sect1" text:name="Section1">
        <text:p text:style-name="P1"/>
        <text:p text:style-name="P2">Pembuatan Template Website sederhana dengan desain framework css materialize</text:p>
        <text:p text:style-name="P3"/>
        <text:p text:style-name="P3"/>
        <text:p text:style-name="P3"/>
        <text:p text:style-name="P3">1. Pengenalan Framework Materialize CSS</text:p>
        <text:p text:style-name="P4">1. 1 Pengenalan</text:p>
        <text:p text:style-name="P5"> <text:s/>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text:p>
        <text:p text:style-name="P5"><text:tab/><text:tab/>Materialize CSS adalah salah satu tool framework dengan bahasa desain CSS (Cascading style sheet) yang dirancang secara instan untuk memudahkan developer aplikasi. Karena berfokus pada kemudahan developing software maka Materialize CSS memiliki 3 prinsip :</text:p>
        <text:list text:style-name="L1">
          <text:list-item>
            <text:p text:style-name="P6"><text:span text:style-name="T1">Kecepatan dalam developing : Materialize memberikan kemudahan kepada user untuk menggunakan desain stylies yang praktis. Materialize juga menyediakan animasi dan transisi yang lebih halus untuk pengalaman user.</text:span></text:p>
          </text:list-item>
          <text:list-item>
            <text:p text:style-name="P7"><text:span text:style-name="T2">Fokus Pengalaman User : Materialize memiliki khas desain yang dapat menyesuaikan terhadap berbagai device dan platform aplikasi sehingga terlihat kompak.</text:span></text:p>
          </text:list-item>
          <text:list-item>
            <text:p text:style-name="P7"><text:span text:style-name="T2">Mudah digunakan : Materialize dirancang untuk mudah digunakan, terlebih bagi mereka yang awam dalam bahasa desain css dengan memberikan dokumentasi secara detail dengan contoh kode.</text:span> <text:s/></text:p>
          </text:list-item>
        </text:list>
        <text:p text:style-name="P8"/>
        <text:p text:style-name="P4">1. 2 Contoh Website yang Menggunakan Material CSS</text:p>
        <text:p text:style-name="P9"><text:span text:style-name="T1">Beberapa situs besar yang menggunakan style materialize sebagai berikut : </text:span></text:p>
        <text:list text:style-name="L2">
          <text:list-item>
            <text:p text:style-name="P10"><text:span text:style-name="T2">lifeaweso.me</text:span></text:p>
          </text:list-item>
        </text:list>
        <text:list text:style-name="L3">
          <text:list-item>
            <text:p text:style-name="P11"><text:span text:style-name="T2">kenyaapps.net</text:span></text:p>
          </text:list-item>
        </text:list>
        <text:list text:style-name="L4">
          <text:list-item>
            <text:p text:style-name="P12"><text:span text:style-name="T2">www.android-kiosk.com</text:span></text:p>
          </text:list-item>
        </text:list>
        <text:list text:style-name="L5">
          <text:list-item>
            <text:p text:style-name="P13"><text:span text:style-name="T2">www.internationalschoolofeurope.it</text:span></text:p>
          </text:list-item>
        </text:list>
        <text:p text:style-name="P14"/>
        <text:p text:style-name="P15">1. 3 Install Webserver</text:p>
        <text:p text:style-name="P16">Berikut aplikasi yang harus diinstall sebelum membuat website dan cara penginstallanya</text:p>
        <text:p text:style-name="P16">1.3.1 apache</text:p>
        <text:p text:style-name="P16"><text:tab/><text:tab/>apache adalah webserver. berikut cara penginstallannya: </text:p>
        <text:p text:style-name="P16"><text:span text:style-name="T3"><text:tab/>sudo apt-get install apache2</text:span></text:p>
        <text:p text:style-name="P16"><text:span text:style-name="T1">1.3.2. php</text:span></text:p>
        <text:p text:style-name="P16"><text:span text:style-name="T1"><text:tab/><text:tab/>php adalah bahasa program server side. </text:span></text:p>
        <text:p text:style-name="P16"><text:span text:style-name="T1"><text:tab/><text:tab/> </text:span><text:span text:style-name="T3">sudo apt-get install php5 libapache2-mod-php5 php5-mcrypt</text:span></text:p>
        <text:p text:style-name="P16"/>
        <text:p text:style-name="P16"><text:span text:style-name="T1">Selanjutnya kita ubah permission folder /var/www dengan perintah</text:span></text:p>
        <text:p text:style-name="P16"><text:span text:style-name="T3">sudo chmod 775 /var/www</text:span></text:p>
        <text:p text:style-name="P16"/>
        <text:p text:style-name="P4">1. 4 Cara Install Materialize CSS dan Pembuatan HTML Biasa</text:p>
        <text:p text:style-name="P9"><text:span text:style-name="T1"><text:tab/><text:tab/>Tahap penginstallan materializecss :</text:span></text:p>
        <text:list text:style-name="L6">
          <text:list-item>
            <text:p text:style-name="P17"><text:span text:style-name="T2">Buka url http://materializecss.com/ dari browser. </text:span></text:p>
          </text:list-item>
        </text:list>
        <text:list text:style-name="L7">
          <text:list-item>
            <text:p text:style-name="P18"><text:span text:style-name="T2">Untuk memulai masuk ke menu Getting started. </text:span></text:p>
          </text:list-item>
        </text:list>
        <text:list text:style-name="L8">
          <text:list-item>
            <text:p text:style-name="P19"><text:span text:style-name="T2">Berikut tipe penginstallan materializecss diantaranya :</text:span></text:p>
          </text:list-item>
        </text:list>
        <text:list text:style-name="L9">
          <text:list-item>
            <text:p text:style-name="P20"><text:span text:style-name="T2">Download source code </text:span></text:p>
          </text:list-item>
        </text:list>
        <text:list text:style-name="L10">
          <text:list-item>
            <text:p text:style-name="P21"><text:span text:style-name="T2">CDN</text:span></text:p>
          </text:list-item>
        </text:list>
        <text:list text:style-name="L11">
          <text:list-item>
            <text:p text:style-name="P22"><text:span text:style-name="T2">NPM (Nodejs Package Manager)</text:span></text:p>
          </text:list-item>
          <text:list-item>
            <text:p text:style-name="P22"><text:span text:style-name="T2">Bower</text:span></text:p>
          </text:list-item>
        </text:list>
        <text:p text:style-name="P23"><text:span text:style-name="T2"><text:tab/><text:tab/>kita akan menggunakan penginstallan dengan mode manual atau download source code.</text:span></text:p>
        <text:list text:style-name="L12">
          <text:list-item>
            <text:p text:style-name="P24"><text:span text:style-name="T2">ekstrak folder materializecss</text:span></text:p>
          </text:list-item>
        </text:list>
        <text:list text:style-name="L13">
          <text:list-item>
            <text:p text:style-name="P25"><text:span text:style-name="T2">Buat file .php, letakan di dalam folder pengekstrakan </text:span></text:p>
          </text:list-item>
        </text:list>
        <text:p text:style-name="P23"><text:span text:style-name="T2">Sampai tahap ini kita sudah siap untuk menggunakan framework materializecss. <text:s/></text:span></text:p>
        <text:p text:style-name="P26"/>
        <text:p text:style-name="P3">2. Tutorial Dasar Materialize CSS </text:p>
        <text:p text:style-name="P4">2. 1 Pengenalan CSS</text:p>
        <text:p text:style-name="P9"><text:tab/><text:tab/><text:span text:style-name="T1">CSS atau kepanjangan dari cascading style sheet adalah bahasa desain yang digunakan untuk mendesain sebuah tampilan website. struktur dari bahasa css adalah sebagai berikut :</text:span></text:p>
        <text:p text:style-name="P27"/>
        <text:p text:style-name="P27"><text:span text:style-name="T4">selektor{ property:value }</text:span></text:p>
        <text:p text:style-name="P27"/>
        <text:p text:style-name="P27"><text:span text:style-name="T2">selektor dalam css secara umum dibagi kedalam 3 tipe</text:span></text:p>
        <text:p text:style-name="P27"><text:span text:style-name="T2">- tag html  <text:tab/> <text:s text:c="2"/> </text:span><text:span text:style-name="T4">p{background:blue}</text:span></text:p>
        <text:p text:style-name="P27"><text:span text:style-name="T2">- selektor id<text:tab/> <text:s text:c="2"/> </text:span><text:span text:style-name="T4">#id{background:blue}</text:span></text:p>
        <text:p text:style-name="P27"><text:span text:style-name="T2">- selektor class </text:span><text:span text:style-name="T4">.class{background:blue}</text:span></text:p>
        <text:p text:style-name="P27"/>
        <text:p text:style-name="P27"><text:span text:style-name="T2">Dikenal 3 cara menyisipkan css ke dalam sebuah projek aplikasi</text:span></text:p>
        <text:p text:style-name="P27"><text:span text:style-name="T2">- External Style Sheet</text:span></text:p>
        <text:p text:style-name="P27"><text:span text:style-name="T2">- Internal Style Sheet</text:span></text:p>
        <text:p text:style-name="P27"><text:span text:style-name="T2">- Inline Style Sheet</text:span></text:p>
        <text:p text:style-name="P28"/>
        <text:p text:style-name="P15">2. 2 Penggunaan Cardpanel, Color dan Grid</text:p>
        <text:p text:style-name="P4">2. 3 Penggunaan Grid untuk Responsive Desain, Gambar</text:p>
        <text:p text:style-name="P3"/>
        <text:p text:style-name="P3">3. Tutorial Komponen Materialize CSS</text:p>
        <text:p text:style-name="P4">3. 1 Penggunaan Badges, Button, Card dan Footer</text:p>
        <text:p text:style-name="P4">3. 2 Penggunaan Form, Icon dan Navbar</text:p>
        <text:p text:style-name="P3"/>
        <text:p text:style-name="P3">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office:styles>
  <office:automatic-styles>
    <style:page-layout style:name="Standard">
      <style:page-layout-properties fo:page-width="8.267717in" fo:page-height="11.692913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4T09:38:45.927025056</meta:creation-date>
    <dc:date>Thu Dec  3 22:39:07 2015
</dc:date>
  </office:meta>
</office:document-meta>
</file>